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38000018860000028D1BC11F21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102506802833">
            <text:p>0.1025068028</text:p>
          </table:table-cell>
          <table:table-cell office:value-type="float" office:value="2.27117186728">
            <text:p>2.2711718673</text:p>
          </table:table-cell>
          <table:table-cell table:number-columns-repeated="2"/>
        </table:table-row>
        <table:table-row table:style-name="ro1">
          <table:table-cell office:value-type="float" office:value="0.215443469003">
            <text:p>0.215443469</text:p>
          </table:table-cell>
          <table:table-cell office:value-type="float" office:value="1.51792390325">
            <text:p>1.5179239033</text:p>
          </table:table-cell>
          <table:table-cell table:number-columns-repeated="2"/>
        </table:table-row>
        <table:table-row table:style-name="ro1">
          <table:table-cell office:value-type="float" office:value="0.406741978121">
            <text:p>0.406741978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.02506802833">
            <text:p>1.0250680283</text:p>
          </table:table-cell>
          <table:table-cell office:value-type="float" office:value="0.530884444231">
            <text:p>0.5308844442</text:p>
          </table:table-cell>
          <table:table-cell table:number-columns-repeated="2"/>
        </table:table-row>
        <table:table-row table:style-name="ro1">
          <table:table-cell office:value-type="float" office:value="1.64079288241">
            <text:p>1.6407928824</text:p>
          </table:table-cell>
          <table:table-cell office:value-type="float" office:value="0.386812054633">
            <text:p>0.3868120546</text:p>
          </table:table-cell>
          <table:table-cell table:number-columns-repeated="2"/>
        </table:table-row>
        <table:table-row table:style-name="ro1">
          <table:table-cell office:value-type="float" office:value="2.52019236635">
            <text:p>2.5201923664</text:p>
          </table:table-cell>
          <table:table-cell office:value-type="float" office:value="0.285923597827">
            <text:p>0.2859235978</text:p>
          </table:table-cell>
          <table:table-cell table:number-columns-repeated="2"/>
        </table:table-row>
        <table:table-row table:style-name="ro1">
          <table:table-cell office:value-type="float" office:value="4.10112707055">
            <text:p>4.1011270706</text:p>
          </table:table-cell>
          <table:table-cell office:value-type="float" office:value="0.199526231497">
            <text:p>0.1995262315</text:p>
          </table:table-cell>
          <table:table-cell table:number-columns-repeated="2"/>
        </table:table-row>
        <table:table-row table:style-name="ro1">
          <table:table-cell office:value-type="float" office:value="6.14512138492">
            <text:p>6.1451213849</text:p>
          </table:table-cell>
          <table:table-cell office:value-type="float" office:value="0.156224808147">
            <text:p>0.1562248081</text:p>
          </table:table-cell>
          <table:table-cell/>
          <table:table-cell>
            <draw:frame table:end-cell-address="Sheet1.O23" table:end-x="0.4539in" table:end-y="0.1783in" draw:z-index="0" draw:style-name="gr1" svg:width="9.8709in" svg:height="2.7508in" svg:x="0.3622in" svg:y="0.1051in">
              <draw:object draw:notify-on-update-of-ranges="Sheet1.A4:Sheet1.A10 Sheet1.B4:Sheet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8.00250227816">
            <text:p>8.0025022782</text:p>
          </table:table-cell>
          <table:table-cell office:value-type="float" office:value="0.129568669752">
            <text:p>0.129568669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13828234525">
            <text:p>0.1138282345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0.53">
            <text:p>0.53</text:p>
          </table:table-cell>
          <table:table-cell table:number-columns-repeated="3"/>
        </table:table-row>
        <table:table-row table:style-name="ro1">
          <table:table-cell>
            <draw:frame table:end-cell-address="Sheet1.C16" table:end-x="0.4654in" table:end-y="0.0783in" draw:z-index="3" draw:name="Graphics 1" draw:style-name="gr2" draw:text-style-name="P1" svg:width="2.4713in" svg:height="0.2567in" svg:x="0.0004in" svg:y="0in">
              <draw:image xlink:href="Pictures/20000038000018860000028D1BC11F21.svm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>
            <draw:frame table:end-cell-address="Sheet1.C20" table:end-x="0.465in" table:end-y="0.0732in" draw:z-index="2" draw:name="Graphics 1" draw:style-name="gr2" draw:text-style-name="P1" svg:width="2.4713in" svg:height="0.252in" svg:x="0in" svg:y="0in">
              <draw:image xlink:href="Pictures/20000038000018860000028D1BC11F21.svm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formula="of:=0.5374*0^(-0.6818)" office:value-type="float" office:value="0">
            <text:p>#NUM!</text:p>
          </table:table-cell>
          <table:table-cell table:number-columns-repeated="3"/>
        </table:table-row>
        <table:table-row table:style-name="ro1">
          <table:table-cell/>
          <table:table-cell>
            <draw:frame table:end-cell-address="Sheet1.F43" table:end-x="0.2732in" table:end-y="0.0205in" draw:z-index="1" draw:style-name="gr1" svg:width="3.1476in" svg:height="2.7508in" svg:x="0.7957in" svg:y="0.126in">
              <draw:object draw:notify-on-update-of-ranges="Sheet1.A4:Sheet1.A10 Sheet1.B4:Sheet1.B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2/14/2013</text:date>, <text:time>18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14T18:03:17</dc:date>
    <dc:creator>Whitney Armstrong</dc:creator>
    <meta:document-statistic meta:table-count="1" meta:cell-count="22" meta:object-count="4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73cm" svg:height="6.988cm" xlink:href=".." chart:class="chart:scatter" chart:style-name="ch1">
        <chart:legend chart:legend-position="end" svg:x="19.778cm" svg:y="3.022cm" chart:style-name="ch2"/>
        <chart:plot-area chart:style-name="ch3" table:cell-range-address="Sheet1.A4:Sheet1.B10" svg:x="0.501cm" svg:y="0.139cm" svg:width="18.777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" chart:class="chart:scatter">
            <chart:domain table:cell-range-address="Sheet1.A4:Sheet1.A10"/>
            <chart:regression-curve chart:style-name="ch7">
              <chart:equation/>
            </chart:regression-curve>
            <chart:data-point chart:repeated="2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06802833">
                <text:p text:id="Sheet1.A4:Sheet1.A10">1.02506802833</text:p>
              </table:table-cell>
              <table:table-cell office:value-type="float" office:value="0.530884444231">
                <text:p text:id="Sheet1.B4:Sheet1.B10">0.5308844442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4079288241">
                <text:p>1.64079288241</text:p>
              </table:table-cell>
              <table:table-cell office:value-type="float" office:value="0.386812054633">
                <text:p>0.386812054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2019236635">
                <text:p>2.52019236635</text:p>
              </table:table-cell>
              <table:table-cell office:value-type="float" office:value="0.285923597827">
                <text:p>0.285923597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0112707055">
                <text:p>4.10112707055</text:p>
              </table:table-cell>
              <table:table-cell office:value-type="float" office:value="0.199526231497">
                <text:p>0.199526231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4512138492">
                <text:p>6.14512138492</text:p>
              </table:table-cell>
              <table:table-cell office:value-type="float" office:value="0.156224808147">
                <text:p>0.156224808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0250227816">
                <text:p>8.00250227816</text:p>
              </table:table-cell>
              <table:table-cell office:value-type="float" office:value="0.129568669752">
                <text:p>0.129568669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13828234525">
                <text:p>0.1138282345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6cm" svg:height="6.988cm" xlink:href=".." chart:class="chart:scatter" chart:style-name="ch1">
        <chart:legend chart:legend-position="end" svg:x="5.716cm" svg:y="2.54cm" chart:style-name="ch2"/>
        <chart:plot-area chart:style-name="ch3" table:cell-range-address="Sheet1.A4:Sheet1.B10" svg:x="0.159cm" svg:y="0.139cm" svg:width="5.399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" chart:class="chart:scatter">
            <chart:domain table:cell-range-address="Sheet1.A4:Sheet1.A10"/>
            <chart:regression-curve chart:style-name="ch7">
              <chart:equation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06802833">
                <text:p text:id="Sheet1.A4:Sheet1.A10">1.02506802833</text:p>
              </table:table-cell>
              <table:table-cell office:value-type="float" office:value="0.530884444231">
                <text:p text:id="Sheet1.B4:Sheet1.B10">0.5308844442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4079288241">
                <text:p>1.64079288241</text:p>
              </table:table-cell>
              <table:table-cell office:value-type="float" office:value="0.386812054633">
                <text:p>0.386812054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2019236635">
                <text:p>2.52019236635</text:p>
              </table:table-cell>
              <table:table-cell office:value-type="float" office:value="0.285923597827">
                <text:p>0.285923597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0112707055">
                <text:p>4.10112707055</text:p>
              </table:table-cell>
              <table:table-cell office:value-type="float" office:value="0.199526231497">
                <text:p>0.199526231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4512138492">
                <text:p>6.14512138492</text:p>
              </table:table-cell>
              <table:table-cell office:value-type="float" office:value="0.156224808147">
                <text:p>0.156224808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0250227816">
                <text:p>8.00250227816</text:p>
              </table:table-cell>
              <table:table-cell office:value-type="float" office:value="0.129568669752">
                <text:p>0.129568669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13828234525">
                <text:p>0.113828234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